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8.65pt"/>
    </style:style>
    <style:style style:name="co3" style:family="table-column">
      <style:table-column-properties fo:break-before="auto" style:column-width="221.24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85.41pt"/>
    </style:style>
    <style:style style:name="co6" style:family="table-column">
      <style:table-column-properties fo:break-before="auto" style:column-width="573.31pt"/>
    </style:style>
    <style:style style:name="co7" style:family="table-column">
      <style:table-column-properties fo:break-before="auto" style:column-width="26.76pt"/>
    </style:style>
    <style:style style:name="co8" style:family="table-column">
      <style:table-column-properties fo:break-before="auto" style:column-width="473.44pt"/>
    </style:style>
    <style:style style:name="co9" style:family="table-column">
      <style:table-column-properties fo:break-before="auto" style:column-width="507.15pt"/>
    </style:style>
    <style:style style:name="co10" style:family="table-column">
      <style:table-column-properties fo:break-before="auto" style:column-width="193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bsite-dan-aplikasi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OPD / Lembag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osisi Server</text:p>
          </table:table-cell>
          <table:table-cell table:style-name="ce1" office:value-type="string" calcext:value-type="string">
            <text:p>Jenis</text:p>
          </table:table-cell>
          <table:table-cell table:style-name="ce1" office:value-type="string" calcext:value-type="string">
            <text:p>Keterangan</text:p>
          </table:table-cell>
          <table:table-cell table:style-name="ce1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api.bantenprov.go.id/" xlink:type="simple">ap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okumentasi API Sistem Kepegawaian Daera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kp.bantenprov.go.id/" xlink:type="simple">sk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istem kinerja pegawai Pemerintah Provinsi Bant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ipo.bantenprov.go.id/" xlink:type="simple">sipo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em informasi presisi onlin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impeg.bantenprov.go.id/" xlink:type="simple">simpeg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em Informasi Manajemen Kepegawaian Pemerintahan Provinsi Bant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bkd.bantenprov.go.id/" xlink:type="simple">b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Kepegawaian Daerah Provinsi Bant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simunras.kesbangpol.bantenprov.go.id/" xlink:type="simple">Simunras.kesbangpo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kesbangpol.bantenprov.go.id/" xlink:type="simple">kesbangpo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Kesatuan Bangsa dan Politik Provinsi Bante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peta.bpbd.bantenprov.go.id/" xlink:type="simple">Peta.bpb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bpbd.bantenprov.go.id/" xlink:type="simple">bpb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anggulangan Bencana Daerah Provinsi Bante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penda.bantenprov.go.id/" xlink:type="simple">bap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Badan Pengelolaan Pendapatan Negar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enda.bantenprov.go.id/" xlink:type="simple">ba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dapatan Daerah Provinsi Bante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dan Pendapatan Daerah (PPKD)</text:p>
          </table:table-cell>
          <table:table-cell office:value-type="string" calcext:value-type="string">
            <text:p><text:a xlink:href="http://dppkd.bantenprov.go.id/" xlink:type="simple">dpp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Pendapatan dan Pengelolaan Keungan Daerah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dan Pengelolaan Keuangan dan Aset Daerah</text:p>
          </table:table-cell>
          <table:table-cell office:value-type="string" calcext:value-type="string">
            <text:p><text:a xlink:href="http://bpkad.bantenprov.go.id/" xlink:type="simple">bpk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gelolaan Keuangan dan Aset Daerah Provinsi Bante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litbang.bantenprov.go.id/" xlink:type="simple">litbang.bantenprov.go.id/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enelitian dan Pengembangan Daerah Provinsi Bante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dms.bandiklat.bantenprov.go.id/" xlink:type="simple">dms.bandikl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okumen manajemen sistem badan diklat Provinsi Bante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bpsdmd.bantenprov.go.id/" xlink:type="simple">bpsd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gembangan Sumber Daya Manusia Daerah Provinsi Bante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dan Penghubung Daerah</text:p>
          </table:table-cell>
          <table:table-cell office:value-type="string" calcext:value-type="string">
            <text:p><text:a xlink:href="http://penghubung.bantenprov.go.id/" xlink:type="simple">penghubu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ghubung Daerah Provinsi Bante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rtrw.bappeda.bantenprov.go.id/" xlink:type="simple">Rtrw.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lapbul.bappeda.bantenprov.go.id/" xlink:type="simple">lapbul.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Laporan Bulanan Badan Perencanaan Pembangunan Daerah Provinsi Banten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edrpk.bantenprov.go.id/" xlink:type="simple">edrp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rencanaan Pembangunan Daerah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rpjmd.bantenprov.go.id/" xlink:type="simple">rpj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Rencana Pembangunan Jangka Menengah Daerah Provinsi Banten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dalev.bantenprov.go.id/" xlink:type="simple">dalev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ngendalian, Evaluasi, dan Monitoring Provinsi Banten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bappeda.bantenprov.go.id/" xlink:type="simple">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rencanaan Pembangunan Daerah Provinsi Bante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lai Kesehatan Kerja Masyarakat</text:p>
          </table:table-cell>
          <table:table-cell office:value-type="string" calcext:value-type="string">
            <text:p><text:a xlink:href="http://bkkm.bantenprov.go.id/" xlink:type="simple">bk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Unit Pelayanan Terpadu - Balai Kesehatan Kerja Masyarakat Provinsi Banten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lai Pelayanan Pendidikan Non Formal</text:p>
          </table:table-cell>
          <table:table-cell office:value-type="string" calcext:value-type="string">
            <text:p><text:a xlink:href="http://bppnf.bantenprov.go.id/" xlink:type="simple">bppnf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Balai Pelayanan Pendidikan Non-Formal Dinas pendidikan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lai Pengelolaan Taman Hutan Raya Banten</text:p>
          </table:table-cell>
          <table:table-cell office:value-type="string" calcext:value-type="string">
            <text:p><text:a xlink:href="http://gistahura.dishutbun.bantenprov.go.id/" xlink:type="simple">gistahura.dishutbun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metaan Hutan di Provinsi Banten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ekbang.bantenprov.go.id/" xlink:type="simple">ekba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Biro Administrasi Pembangunan Daerah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tatasurat.biroadpem.bantenprov.go.id/" xlink:type="simple">tatasurat.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tata surat biro ekonomi dan pembangunan Provinsi Banten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sppd.biroadpem.bantenprov.go.id/" xlink:type="simple">sppd.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urat Perintah Perjalanan Dinas Perangkat Daerah - Biro Administrasi Pembangunan Daerah Provinsi Banten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biroadpem.bantenprov.go.id/" xlink:type="simple">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Administrasi Pembangunan Daerah Provinsi Banten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iro Bina Perekonomian</text:p>
          </table:table-cell>
          <table:table-cell office:value-type="string" calcext:value-type="string">
            <text:p><text:a xlink:href="http://biroekonomi.bantenprov.go.id/" xlink:type="simple">biroekonom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Bina Perekonomian Provinsi Bante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iro Hukum</text:p>
          </table:table-cell>
          <table:table-cell office:value-type="string" calcext:value-type="string">
            <text:p><text:a xlink:href="http://jdihukum.bantenprov.go.id/" xlink:type="simple">jdihukum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raturan perundang-undanga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iro Hukum</text:p>
          </table:table-cell>
          <table:table-cell office:value-type="string" calcext:value-type="string">
            <text:p><text:a xlink:href="http://birohukum.bantenprov.go.id/" xlink:type="simple">birohuku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Hukum Provinsi Banten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iro Pemerintahan</text:p>
          </table:table-cell>
          <table:table-cell office:value-type="string" calcext:value-type="string">
            <text:p><text:a xlink:href="http://biropemerintahan.bantenprov.go.id/" xlink:type="simple">biropemerintah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Pemerintahan Provinsi Bante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iro Umum</text:p>
          </table:table-cell>
          <table:table-cell office:value-type="string" calcext:value-type="string">
            <text:p><text:a xlink:href="http://biroperlengkapanaset.bantenprov.go.id/" xlink:type="simple">biroperlengkapanase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Resmi Biro Perlengkapan dan Aset Provinsi Bante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n.bantenprov.go.id/" xlink:type="simple">Distambe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inas dan Sumber Daya Mineral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rekomtekairtanah.desdm.bantenprov.go.id/" xlink:type="simple">Rekomtekairtanah.desd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m.bantenprov.go.id/" xlink:type="simple">distamb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inas Energi dan Sumber Daya Mineral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esdm.bantenprov.go.id/" xlink:type="simple">desd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Energi dan Sumber Daya Mineral Provinsi Bante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nas Kepemudaan dan Olah Raga</text:p>
          </table:table-cell>
          <table:table-cell office:value-type="string" calcext:value-type="string">
            <text:p><text:a xlink:href="http://dispora.bantenprov.go.id/" xlink:type="simple">dispor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Kepemudaan dan Olah Raga Provinsi Bante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nas Kesehatan</text:p>
          </table:table-cell>
          <table:table-cell office:value-type="string" calcext:value-type="string">
            <text:p><text:a xlink:href="http://sdm.dinkes.bantenprov.go.id/" xlink:type="simple">Sdm.dinke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nas Ketahanan Pangan</text:p>
          </table:table-cell>
          <table:table-cell office:value-type="string" calcext:value-type="string">
            <text:p><text:a xlink:href="http://bkpp.bantenprov.go.id/" xlink:type="simple">bk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aplikasi Dinas Ketahanan Pangan dan Penyuluha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bursakerja.bantenprov.go.id/" xlink:type="simple">bursakerj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bursa kerja Pemerintah Provinsi Banten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sipatas.bantenprov.go.id/" xlink:type="simple">sipata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ipatas - Sistem Pelaporan Keternagakerjaan Asing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lapor.disnakertrans.bantenprov.go.id/" xlink:type="simple">lapor.disnakertran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E-WaLK - Sistem Pelaporan Keternagakerjaan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disnakertrans.bantenprov.go.id/" xlink:type="simple">disnakertran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Ketenaga Kerjaan dan Transmigrasi Provinsi Banten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reportlpse.bantenprov.go.id/" xlink:type="simple">reportlpse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enyelenggarapos.dishubkominfo.bantenprov.go.id/" xlink:type="simple">Penyelenggarapos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helpdesk.bantenprov.go.id/" xlink:type="simple">helpdes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Pengaduan dan Pelayanan OPD ke Dinas KOMINFO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mediamonitoring.bantenprov.go.id/" xlink:type="simple">mediamonitor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Aplikasi Dinas Komunikasi Informatika Statistik dan Persandian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ev.bantenprov.go.id/" xlink:type="simple">dev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eveloper Banten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lip.bantenprov.go.id/" xlink:type="simple">simli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im Informasi Manajemen Layanan Informasi Publik Provinsi Banten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potda.bantenprov.go.id/" xlink:type="simple">simpot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im informasi manajemen potensi daerah Provinsi Banten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pid.bantenprov.go.id/" xlink:type="simple">p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ejabat pengelola informasi dan domumentasi Provinsi Banten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virtualtour.bantenprov.go.id/" xlink:type="simple">virtualtou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virtual tour panorama banten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pid.bantenprov.go.id/" xlink:type="simple">k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Komisi Penyiaran Daerah Provinsi Banten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omisiinformasi.bantenprov.go.id/" xlink:type="simple">komisiinformas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Komisi Informasi Provinsi Banten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monitor.bantenprov.go.id/" xlink:type="simple">monito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Monitoring Website dan Aplikasi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msppid.bantenprov.go.id/" xlink:type="simple">dmsp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okumen Manajemen System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lpse.bantenprov.go.id/" xlink:type="simple">lpse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si layanan pengadaan secara elektronik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ral.bppt.go.id/" xlink:type="simple">simral.bppt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rencanaan, pengangggaran dan pelaporan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aya.go.id/" xlink:type="simple">simaya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eOffice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ehibahbansos.bantenprov.go.id/" xlink:type="simple">ehibahbanso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hibah dan bantuan sosial Pemerintah Provinsi Banten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cloud.bantenprov.go.id/" xlink:type="simple">clo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Banten Cloud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ms.bantenprov.go.id/" xlink:type="simple">sm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MS Gateway Provinsi Banten - Aplikasi SMS Center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epormas.bantenprov.go.id/" xlink:type="simple">eporma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ngaduan Online Berbasis Android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ppd.diskominfo.bantenprov.go.id/" xlink:type="simple">sppd.dis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urat Perintah Perjalanan Dinas Perangkat Daerah - Dinas Komunikasi, Informatika, Statistik, dan Persandian Provinsi Banten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ppd.bantenprov.go.id/" xlink:type="simple">spp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urat Perintah Perjalanan Dinas Provinsi Banten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tatistik.bantenprov.go.id/" xlink:type="simple">statisti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Banten Satu Data Provinsi Banten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iskominfo.bantenprov.go.id/" xlink:type="simple">dis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Komunikasi, Informatika, Statistik dan Persandian Provinsi Banten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inas Koperasi, Usaha Kecil dan Menengah</text:p>
          </table:table-cell>
          <table:table-cell office:value-type="string" calcext:value-type="string">
            <text:p><text:a xlink:href="http://dinkopukm.bantenprov.go.id/" xlink:type="simple">dinkopu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inas Koperasi, usaha kecil dan menengah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inas Lingkungan Hidup dan Kehutanan</text:p>
          </table:table-cell>
          <table:table-cell office:value-type="string" calcext:value-type="string">
            <text:p><text:a xlink:href="http://dishutbun.bantenprov.go.id/" xlink:type="simple">dishutbu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Lingkungan hidup dan Kehutanan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visit.bantenprov.go.id/" xlink:type="simple">visi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Visit Banten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disbudpar.bantenprov.go.id/" xlink:type="simple">disbudpa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lapbul.dbmtr.bantenprov.go.id/" xlink:type="simple">lapbul.dbmt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laporan bulanan Dinas Bina Marga dan Tata Ruang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dpupr.bantenprov.go.id/" xlink:type="simple">dpup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Pekerjaan Umum dan Penataan Ruang Provinsi Banten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inas Pemberdayaan Masyarakat dan Desa</text:p>
          </table:table-cell>
          <table:table-cell office:value-type="string" calcext:value-type="string">
            <text:p><text:a xlink:href="http://prodeskel.bantenprov.go.id/" xlink:type="simple">prodeske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rofile desa dan kelurahan Provinsi Banten</text:p>
          </table:table-cell>
          <table:table-cell table:number-columns-repeated="101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inas Pemberdayaan Perempuan, Perlindungan Anak, Kependudukan dan Keluarga Berencana</text:p>
          </table:table-cell>
          <table:table-cell office:value-type="string" calcext:value-type="string">
            <text:p><text:a xlink:href="http://kpa.bantenprov.go.id/" xlink:type="simple">kp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Komisi Perlindungan Anak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sarprassmk.dindikbud.bantenprov.go.id/" xlink:type="simple">Sarprassmk.dindikb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ppdb.bantenprov.go.id/" xlink:type="simple">ppd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PPDB Dinas Pendidikan Provinsi Banten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dindikbud.bantenprov.go.id/" xlink:type="simple">dindikb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Pendidikan dan Kebudayaan Provinsi Banten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pelabuhan.dishubkominfo.bantenprov.go.id/" xlink:type="simple">pelabuhan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atabase Pelabuahan di Provinsi Banten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atin.dishub.bantenprov.go.id/" xlink:type="simple">datin.dishu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atabase Dishub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ms.dishubkominfo.bantenprov.go.id/" xlink:type="simple">dms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okumen manajemen sistem DISHUBKOMINFO Provinsi Banten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infomudik.bantenprov.go.id/" xlink:type="simple">infomudi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Informasi Mudik Lebaran Pemerintah Provinsi Banten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trayek.bantenprov.go.id/" xlink:type="simple">traye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em Informasi Manajemen Database Pelayanan Perizinan Angkutan Umum AKDP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inas Perindustrian dan Perdagangan</text:p>
          </table:table-cell>
          <table:table-cell office:value-type="string" calcext:value-type="string">
            <text:p><text:a xlink:href="http://sigap.bantenprov.go.id/" xlink:type="simple">siga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im Informasi harga pangan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" xlink:type="simple"> 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http://bpad.bantenprov.go.id/" xlink:type="simple">bp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Perpustakaan dan Kearsipan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inas Pertanian</text:p>
          </table:table-cell>
          <table:table-cell office:value-type="string" calcext:value-type="string">
            <text:p><text:a xlink:href="http://alsintan.distanak.bantenprov.go.id/" xlink:type="simple">Alsintan.distana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Permohonan Aplikasi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inas Pertanian</text:p>
          </table:table-cell>
          <table:table-cell office:value-type="string" calcext:value-type="string">
            <text:p><text:a xlink:href="http://dispertan.bantenprov.go.id/" xlink:type="simple">dispert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Pertanian Provinsi Banten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inas Perumahan Rakyat dan Kawasan Permukiman</text:p>
          </table:table-cell>
          <table:table-cell office:value-type="string" calcext:value-type="string">
            <text:p><text:a xlink:href="http://dsdap.bantenprov.go.id/" xlink:type="simple">dsda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Perumahan Rakyat dan Kawasan Pemukiman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inas Sosial</text:p>
          </table:table-cell>
          <table:table-cell office:value-type="string" calcext:value-type="string">
            <text:p><text:a xlink:href="http://dinsos.bantenprov.go.id/" xlink:type="simple">dinso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Sosial Provinsi Banten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nspektorat Provinsi</text:p>
          </table:table-cell>
          <table:table-cell office:value-type="string" calcext:value-type="string">
            <text:p><text:a xlink:href="http://inspektorat.bantenprov.go.id/" xlink:type="simple">inspektor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Inspektorat Provinsi Banten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SU Malingping</text:p>
          </table:table-cell>
          <table:table-cell office:value-type="string" calcext:value-type="string">
            <text:p><text:a xlink:href="http://rsudmalingping.bantenprov.go.id/" xlink:type="simple">rsudmalingp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Rumah Sakit Umum Daerah Malingping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info-rs.bantenprov.go.id/" xlink:type="simple">info-r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rsud.bantenprov.go.id/" xlink:type="simple">rs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rumah sakit umum daerah Provinsi Banten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atuan Polisi Pamong Praja</text:p>
          </table:table-cell>
          <table:table-cell office:value-type="string" calcext:value-type="string">
            <text:p><text:a xlink:href="http://satpolpp.bantenprov.go.id/" xlink:type="simple">satpol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Satuan Polisi Pamong Praja Provinsi Banten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kretariat Daerah</text:p>
          </table:table-cell>
          <table:table-cell office:value-type="string" calcext:value-type="string">
            <text:p><text:a xlink:href="http://pkk.bantenprov.go.id/" xlink:type="simple">pk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KK Provinsi Banten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kretariat DPRD</text:p>
          </table:table-cell>
          <table:table-cell office:value-type="string" calcext:value-type="string">
            <text:p><text:a xlink:href="http://setdprd.bantenprov.go.id/" xlink:type="simple">setdprd.bantenprov.go.id</text:a></text:p>
          </table:table-cell>
          <table:table-cell table:style-name="ce3"/>
          <table:table-cell office:value-type="string" calcext:value-type="string">
            <text:p>Website</text:p>
          </table:table-cell>
          <table:table-cell office:value-type="string" calcext:value-type="string">
            <text:p>website Sekretariat DPRD Provinsi Banten</text:p>
          </table:table-cell>
          <table:table-cell table:style-name="Default"/>
          <table:table-cell table:number-columns-repeated="1017"/>
        </table:table-row>
      </table:table>
      <table:table table:name="website" table:style-name="ta1">
        <table:table-column table:style-name="co7" table:default-cell-style-name="Default"/>
        <table:table-column table:style-name="co8" table:default-cell-style-name="ce2"/>
        <table:table-column table:style-name="co1" table:default-cell-style-name="ce2"/>
        <table:table-column table:style-name="co4" table:default-cell-style-name="ce2"/>
        <table:table-column table:style-name="co9" table:default-cell-style-name="ce2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OPD / Lembag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osisi Server</text:p>
          </table:table-cell>
          <table:table-cell table:style-name="ce1" office:value-type="string" calcext:value-type="string">
            <text:p>Keterangan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api.bantenprov.go.id/" xlink:type="simple">ap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okumentasi API Sistem Kepegawaian Daer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bkd.bantenprov.go.id/" xlink:type="simple">b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Kepegawai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kesbangpol.bantenprov.go.id/" xlink:type="simple">kesbangpo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Kesatuan Bangsa dan Politik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bpbd.bantenprov.go.id/" xlink:type="simple">bpb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anggulangan Bencana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penda.bantenprov.go.id/" xlink:type="simple">bap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Badan Pengelolaan Pendapatan Negara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enda.bantenprov.go.id/" xlink:type="simple">ba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dapat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dan Pendapatan Daerah (PPKD)</text:p>
          </table:table-cell>
          <table:table-cell office:value-type="string" calcext:value-type="string">
            <text:p><text:a xlink:href="http://dppkd.bantenprov.go.id/" xlink:type="simple">dpp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Website Dinas Pendapatan dan Pengelolaan Keungan Daer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dan Pengelolaan Keuangan dan Aset Daerah</text:p>
          </table:table-cell>
          <table:table-cell office:value-type="string" calcext:value-type="string">
            <text:p><text:a xlink:href="http://bpkad.bantenprov.go.id/" xlink:type="simple">bpk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gelolaan Keuangan dan Aset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litbang.bantenprov.go.id/" xlink:type="simple">litbang.bantenprov.go.id/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enelitian dan Pengembangan Daerah Provinsi Banten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bpsdmd.bantenprov.go.id/" xlink:type="simple">bpsd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gembangan Sumber Daya Manusia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 Penghubung Daerah</text:p>
          </table:table-cell>
          <table:table-cell office:value-type="string" calcext:value-type="string">
            <text:p><text:a xlink:href="http://penghubung.bantenprov.go.id/" xlink:type="simple">penghubu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ghubung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rtrw.bappeda.bantenprov.go.id/" xlink:type="simple">Rtrw.bappeda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bappeda.bantenprov.go.id/" xlink:type="simple">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rencanaan Pembangun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lai Kesehatan Kerja Masyarakat</text:p>
          </table:table-cell>
          <table:table-cell office:value-type="string" calcext:value-type="string">
            <text:p><text:a xlink:href="http://bkkm.bantenprov.go.id/" xlink:type="simple">bk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Unit Pelayanan Terpadu - Balai Kesehatan Kerja Masyarak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lai Pelayanan Pendidikan Non Formal</text:p>
          </table:table-cell>
          <table:table-cell office:value-type="string" calcext:value-type="string">
            <text:p><text:a xlink:href="http://bppnf.bantenprov.go.id/" xlink:type="simple">bppnf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Permohonan Website Balai Pelayanan Pendidikan Non-Formal Dinas pendidik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lai Pengelolaan Taman Hutan Raya Banten</text:p>
          </table:table-cell>
          <table:table-cell office:value-type="string" calcext:value-type="string">
            <text:p><text:a xlink:href="http://gistahura.dishutbun.bantenprov.go.id/" xlink:type="simple">gistahura.dishutbun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Pemetaan Hutan d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ekbang.bantenprov.go.id/" xlink:type="simple">ekba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Biro Administrasi Pembangunan Daer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biroadpem.bantenprov.go.id/" xlink:type="simple">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Administrasi Pembangun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ro Administrasi Rumah Tangga Pimpinan</text:p>
          </table:table-cell>
          <table:table-cell office:value-type="string" calcext:value-type="string">
            <text:p><text:a xlink:href="http://biroaprt.bantenprov.go.id/" xlink:type="simple">biroapr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Administrasi Rumah Tangga Pimpi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ro Bina Infrastruktur dan Sumber Daya Alam</text:p>
          </table:table-cell>
          <table:table-cell office:value-type="string" calcext:value-type="string">
            <text:p><text:a xlink:href="http://biroisd.bantenprov.go.id/" xlink:type="simple">birois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Bina Infrastruktur dan Sumber Day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o Bina Perekonomian</text:p>
          </table:table-cell>
          <table:table-cell office:value-type="string" calcext:value-type="string">
            <text:p><text:a xlink:href="http://biroekonomi.bantenprov.go.id/" xlink:type="simple">biroekonom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Bina Perekonomi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iro Hukum</text:p>
          </table:table-cell>
          <table:table-cell office:value-type="string" calcext:value-type="string">
            <text:p><text:a xlink:href="http://birohukum.bantenprov.go.id/" xlink:type="simple">birohuku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Hukum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ro Kesejahteraan Rakyat</text:p>
          </table:table-cell>
          <table:table-cell office:value-type="string" calcext:value-type="string">
            <text:p><text:a xlink:href="http://birokesra.bantenprov.go.id/" xlink:type="simple">birokesr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Kesejahteraan Raky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ro Organisasi</text:p>
          </table:table-cell>
          <table:table-cell office:value-type="string" calcext:value-type="string">
            <text:p><text:a xlink:href="http://biroorganisasi.bantenprov.go.id/" xlink:type="simple">biroorganisas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Organis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iro Pemerintahan</text:p>
          </table:table-cell>
          <table:table-cell office:value-type="string" calcext:value-type="string">
            <text:p><text:a xlink:href="http://biropemerintahan.bantenprov.go.id/" xlink:type="simple">biropemerintah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Pemerintah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iro Umum</text:p>
          </table:table-cell>
          <table:table-cell office:value-type="string" calcext:value-type="string">
            <text:p><text:a xlink:href="http://biroperlengkapanaset.bantenprov.go.id/" xlink:type="simple">biroperlengkapanase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Resmi Biro Perlengkapan dan Ase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ro Umum</text:p>
          </table:table-cell>
          <table:table-cell office:value-type="string" calcext:value-type="string">
            <text:p><text:a xlink:href="http://biroumum.bantenprov.go.id/" xlink:type="simple">biroumu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Umum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n.bantenprov.go.id/" xlink:type="simple">Distambe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inas dan Sumber Daya Mineral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m.bantenprov.go.id/" xlink:type="simple">distamb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inas Energi dan Sumber Daya Mineral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esdm.bantenprov.go.id/" xlink:type="simple">desd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Energi dan Sumber Daya Mineral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nas Kelautan dan Perikanan</text:p>
          </table:table-cell>
          <table:table-cell office:value-type="string" calcext:value-type="string">
            <text:p><text:a xlink:href="http://dkp.bantenprov.go.id/" xlink:type="simple">dk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lautan dan Perika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nas Kepemudaan dan Olah Raga</text:p>
          </table:table-cell>
          <table:table-cell office:value-type="string" calcext:value-type="string">
            <text:p><text:a xlink:href="http://dispora.bantenprov.go.id/" xlink:type="simple">dispor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pemudaan dan Olah Rag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nas Kesehatan</text:p>
          </table:table-cell>
          <table:table-cell office:value-type="string" calcext:value-type="string">
            <text:p><text:a xlink:href="http://sdm.dinkes.bantenprov.go.id/" xlink:type="simple">Sdm.dinkes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nas Kesehatan</text:p>
          </table:table-cell>
          <table:table-cell office:value-type="string" calcext:value-type="string">
            <text:p><text:a xlink:href="http://dinkes.bantenprov.go.id/" xlink:type="simple">dinke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sehat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nas Ketahanan Pangan</text:p>
          </table:table-cell>
          <table:table-cell office:value-type="string" calcext:value-type="string">
            <text:p><text:a xlink:href="http://bkpp.bantenprov.go.id/" xlink:type="simple">bk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aplikasi Dinas Ketahanan Pangan dan Penyuluh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nas Ketahanan Pangan</text:p>
          </table:table-cell>
          <table:table-cell office:value-type="string" calcext:value-type="string">
            <text:p><text:a xlink:href="http://disketapang.bantenprov.go.id/" xlink:type="simple">disketapa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tahanan Pang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bursakerja.bantenprov.go.id/" xlink:type="simple">bursakerj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bursa kerja Pemerint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disnakertrans.bantenprov.go.id/" xlink:type="simple">disnakertran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tenaga Kerjaan dan Transmigr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reportlpse.bantenprov.go.id/" xlink:type="simple">reportlpse.bantenprov.go.id</text:a></text:p>
          </table:table-cell>
          <table:table-cell office:value-type="string" calcext:value-type="string">
            <text:p>Diluar 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enyelenggarapos.dishubkominfo.bantenprov.go.id/" xlink:type="simple">Penyelenggarapos.dishubkominfo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mediamonitoring.bantenprov.go.id/" xlink:type="simple">mediamonitor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Aplikasi Dinas Komunikasi Informatika Statistik dan Persandi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ev.bantenprov.go.id/" xlink:type="simple">dev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 Developer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pid.bantenprov.go.id/" xlink:type="simple">p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ejabat pengelola informasi dan domument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virtualtour.bantenprov.go.id/" xlink:type="simple">virtualtou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virtual tour panorama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pid.bantenprov.go.id/" xlink:type="simple">k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Komisi Penyiar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omisiinformasi.bantenprov.go.id/" xlink:type="simple">komisiinformas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Komisi Inform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iskominfo.bantenprov.go.id/" xlink:type="simple">dis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omunikasi, Informatika, Statistik dan Persandi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bantenprov.go.id/" xlink:type="simple">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merintah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as Koperasi, Usaha Kecil dan Menengah</text:p>
          </table:table-cell>
          <table:table-cell office:value-type="string" calcext:value-type="string">
            <text:p><text:a xlink:href="http://dinkopukm.bantenprov.go.id/" xlink:type="simple">dinkopu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inas Koperasi, usaha kecil dan meneng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nas Lingkungan Hidup dan Kehutanan</text:p>
          </table:table-cell>
          <table:table-cell office:value-type="string" calcext:value-type="string">
            <text:p><text:a xlink:href="http://dishutbun.bantenprov.go.id/" xlink:type="simple">dishutbu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Website Dinas Lingkungan hidup dan Kehutan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nas Lingkungan Hidup dan Kehutanan</text:p>
          </table:table-cell>
          <table:table-cell office:value-type="string" calcext:value-type="string">
            <text:p><text:a xlink:href="http://dlhk.bantenprov.go.id/" xlink:type="simple">dlh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Lingkungan Hidup dan Kehuta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visit.bantenprov.go.id/" xlink:type="simple">visi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Visit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disbudpar.bantenprov.go.id/" xlink:type="simple">disbudpar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dispar.bantenprov.go.id/" xlink:type="simple">dispa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ariwisat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dpupr.bantenprov.go.id/" xlink:type="simple">dpup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kerjaan Umum dan Penataan Ruang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nas Pemberdayaan Masyarakat dan Desa</text:p>
          </table:table-cell>
          <table:table-cell office:value-type="string" calcext:value-type="string">
            <text:p><text:a xlink:href="http://prodeskel.bantenprov.go.id/" xlink:type="simple">prodeske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rofile desa dan kelurah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nas Pemberdayaan Masyarakat dan Desa</text:p>
          </table:table-cell>
          <table:table-cell office:value-type="string" calcext:value-type="string">
            <text:p><text:a xlink:href="http://dpmd.bantenprov.go.id/" xlink:type="simple">dp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mberdayaan Masyarakat dan Des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nas Pemberdayaan Perempuan, Perlindungan Anak, Kependudukan dan Keluarga Berencana</text:p>
          </table:table-cell>
          <table:table-cell office:value-type="string" calcext:value-type="string">
            <text:p><text:a xlink:href="http://kpa.bantenprov.go.id/" xlink:type="simple">kp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Komisi Perlindungan Anak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nas Pemberdayaan Perempuan, Perlindungan Anak, Kependudukan dan Keluarga Berencana</text:p>
          </table:table-cell>
          <table:table-cell office:value-type="string" calcext:value-type="string">
            <text:p><text:a xlink:href="http://dp3akkb.bantenprov.go.id/" xlink:type="simple">dp3akk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dp3akkb.bantenprov.go.id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nas Penanaman Modal dan Pelayanan Terpadu Satu Pintu</text:p>
          </table:table-cell>
          <table:table-cell office:value-type="string" calcext:value-type="string">
            <text:p><text:a xlink:href="http://dpmptsp.bantenprov.go.id/" xlink:type="simple">dpmpts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nanaman Modal dan Pelayanan Terpadu Satu Pintu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sarprassmk.dindikbud.bantenprov.go.id/" xlink:type="simple">Sarprassmk.dindikbud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dindikbud.bantenprov.go.id/" xlink:type="simple">dindikb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ndidikan dan Kebudaya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pelabuhan.dishubkominfo.bantenprov.go.id/" xlink:type="simple">pelabuhan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Database Pelabuahan d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infomudik.bantenprov.go.id/" xlink:type="simple">infomudi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Informasi Mudik Lebaran Pemerint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ishub.bantenprov.go.id/" xlink:type="simple">dishu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hubung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nas Perindustrian dan Perdagangan</text:p>
          </table:table-cell>
          <table:table-cell office:value-type="string" calcext:value-type="string">
            <text:p><text:a xlink:href="http://disperindag.bantenprov.go.id/" xlink:type="simple">disperinda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industrian dan Perdagang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" xlink:type="simple"> 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http://bpad.bantenprov.go.id/" xlink:type="simple">bp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Website Dinas Perpustakaan dan Kearsip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http://dpk.bantenprov.go.id/" xlink:type="simple">dp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pustakaan dan Kearsip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inas Pertanian</text:p>
          </table:table-cell>
          <table:table-cell office:value-type="string" calcext:value-type="string">
            <text:p><text:a xlink:href="http://dispertan.bantenprov.go.id/" xlink:type="simple">dispert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tani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inas Perumahan Rakyat dan Kawasan Permukiman</text:p>
          </table:table-cell>
          <table:table-cell office:value-type="string" calcext:value-type="string">
            <text:p><text:a xlink:href="http://dsdap.bantenprov.go.id/" xlink:type="simple">dsda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Permohonan Website Dinas Perumahan Rakyat dan Kawasan Pemukim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inas Perumahan Rakyat dan Kawasan Permukiman</text:p>
          </table:table-cell>
          <table:table-cell office:value-type="string" calcext:value-type="string">
            <text:p><text:a xlink:href="http://perkim.bantenprov.go.id/" xlink:type="simple">perki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umahan Rakyat dan Kawasan Permukim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inas Sosial</text:p>
          </table:table-cell>
          <table:table-cell office:value-type="string" calcext:value-type="string">
            <text:p><text:a xlink:href="http://dinsos.bantenprov.go.id/" xlink:type="simple">dinso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Sosial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spektorat Provinsi</text:p>
          </table:table-cell>
          <table:table-cell office:value-type="string" calcext:value-type="string">
            <text:p><text:a xlink:href="http://inspektorat.bantenprov.go.id/" xlink:type="simple">inspektor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Inspektor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SU Malingping</text:p>
          </table:table-cell>
          <table:table-cell office:value-type="string" calcext:value-type="string">
            <text:p><text:a xlink:href="http://rsudmalingping.bantenprov.go.id/" xlink:type="simple">rsudmalingp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Rumah Sakit Umum Daerah Malingping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info-rs.bantenprov.go.id/" xlink:type="simple">info-rs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rsud.bantenprov.go.id/" xlink:type="simple">rs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rumah sakit umum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tuan Polisi Pamong Praja</text:p>
          </table:table-cell>
          <table:table-cell office:value-type="string" calcext:value-type="string">
            <text:p><text:a xlink:href="http://satpolpp.bantenprov.go.id/" xlink:type="simple">satpol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Satuan Polisi Pamong Praj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kretariat Daerah</text:p>
          </table:table-cell>
          <table:table-cell office:value-type="string" calcext:value-type="string">
            <text:p><text:a xlink:href="http://pkk.bantenprov.go.id/" xlink:type="simple">pk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KK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kretariat DPRD</text:p>
          </table:table-cell>
          <table:table-cell office:value-type="string" calcext:value-type="string">
            <text:p><text:a xlink:href="http://setdprd.bantenprov.go.id/" xlink:type="simple">setdprd.bantenprov.go.id</text:a></text:p>
          </table:table-cell>
          <table:table-cell table:style-name="ce3"/>
          <table:table-cell office:value-type="string" calcext:value-type="string">
            <text:p>website Sekretariat DPRD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</table:table>
      <table:table table:name="aplikasi" table:style-name="ta1">
        <table:table-column table:style-name="co1" table:default-cell-style-name="Default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9" table:default-cell-style-name="ce2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OPD / Lembag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osisi Server</text:p>
          </table:table-cell>
          <table:table-cell table:style-name="ce1" office:value-type="string" calcext:value-type="string">
            <text:p>Keterangan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kp.bantenprov.go.id/" xlink:type="simple">sk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 sistem kinerja pegawai Pemerintah Provinsi Banten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ipo.bantenprov.go.id/" xlink:type="simple">sipo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Sistem informasi presisi online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simunras.kesbangpol.bantenprov.go.id/" xlink:type="simple">Simunras.kesbangpol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peta.bpbd.bantenprov.go.id/" xlink:type="simple">Peta.bpbd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dms.bandiklat.bantenprov.go.id/" xlink:type="simple">dms.bandikl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dokumen manajemen sistem badan dikl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tatasurat.biroadpem.bantenprov.go.id/" xlink:type="simple">tatasurat.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tata surat biro ekonomi dan pembangu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helpdesk.bantenprov.go.id/" xlink:type="simple">helpdes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ngaduan dan Pelayanan OPD ke Dinas KOMINFO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lip.bantenprov.go.id/" xlink:type="simple">simli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stim Informasi Manajemen Layanan Informasi Publik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potda.bantenprov.go.id/" xlink:type="simple">simpot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stim informasi manajemen potensi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lapbul.dbmtr.bantenprov.go.id/" xlink:type="simple">lapbul.dbmt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laporan bulanan Dinas Bina Marga dan Tata Ruang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atin.dishub.bantenprov.go.id/" xlink:type="simple">datin.dishu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database Dishub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ms.dishubkominfo.bantenprov.go.id/" xlink:type="simple">dms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dokumen manajemen sistem DISHUBKOMINFO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nas Perindustrian dan Perdagangan</text:p>
          </table:table-cell>
          <table:table-cell office:value-type="string" calcext:value-type="string">
            <text:p><text:a xlink:href="http://sigap.bantenprov.go.id/" xlink:type="simple">siga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stim Informasi harga pang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08:57:01.920350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8:42:03.378435044</meta:creation-date>
    <dc:date>2018-01-07T09:33:33.818480147</dc:date>
    <meta:editing-duration>PT47M26S</meta:editing-duration>
    <meta:editing-cycles>7</meta:editing-cycles>
    <meta:generator>LibreOffice/5.3.1.2$Linux_X86_64 LibreOffice_project/30m0$Build-2</meta:generator>
    <meta:document-statistic meta:table-count="3" meta:cell-count="1154" meta:object-count="0"/>
  </office:meta>
</office:document-meta>
</file>